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List_20_Contents">
      <style:paragraph-properties fo:margin-top="0cm" fo:margin-bottom="0.499cm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op"/></text:p>
      <text:section text:style-name="Sect1" text:name="wrap">
        <text:section text:style-name="Sect1" text:name="page-header">
          <text:h text:style-name="Heading_20_1" text:outline-level="1">Timelab miniCNC</text:h>
          <text:p text:style-name="Text_20_body">development board<text:line-break/><text:a xlink:type="simple" xlink:href="http://localhost/minicnc/">http://localhost/minicnc/</text:a></text:p>
          <text:h text:style-name="Heading_20_2" text:outline-level="2">RTXT</text:h>
          <text:p text:style-name="Text_20_body"><text:a xlink:type="simple" xlink:href="http://localhost/minicnc/viewtopic.php?f=101&amp;t=51">http://localhost/minicnc/viewtopic.php?f=101&amp;t=51</text:a></text:p>
        </text:section>
        <text:section text:style-name="Sect1" text:name="page-body">
          <text:p text:style-name="P1">Page <text:span text:style-name="Strong_20_Emphasis">1</text:span> of <text:span text:style-name="Strong_20_Emphasis">2</text:span></text:p>
          <text:h text:style-name="Heading_20_3" text:outline-level="3">RTXT</text:h>
          <text:p text:style-name="P2">Posted: <text:span text:style-name="Strong_20_Emphasis">05 Mar 2012, 17:35</text:span></text:p>
          <text:p text:style-name="P2">by <text:span text:style-name="Strong_20_Emphasis">geoffrey</text:span></text:p>
          <text:p text:style-name="Text_20_body">Reference code for RTXT:<text:line-break/></text:p>
          <text:p text:style-name="P3"><text:span text:style-name="Source_20_Text">/*<text:line-break/> * @(#)SimpleWrite.java   1.12 98/06/25 SMI<text:line-break/> * <text:line-break/> * Copyright 2003 Sun Microsystems, Inc. All rights reserved.<text:line-break/> * SUN PROPRIETARY/CONFIDENTIAL. Use is subject to license terms.<text:line-break/> * <text:line-break/> * Sun grants you ("Licensee") a non-exclusive, royalty free, license<text:line-break/> * to use, modify and redistribute this software in source and binary<text:line-break/> * code form, provided that i) this copyright notice and license appear<text:line-break/> * on all copies of the software; and ii) Licensee does not utilize the<text:line-break/> * software in a manner which is disparaging to Sun.<text:line-break/> * <text:line-break/> * This software is provided "AS IS," without a warranty of any kind.<text:line-break/> * ALL EXPRESS OR IMPLIED CONDITIONS, REPRESENTATIONS AND WARRANTIES,<text:line-break/> * INCLUDING ANY IMPLIED WARRANTY OF MERCHANTABILITY, FITNESS FOR A<text:line-break/> * PARTICULAR PURPOSE OR NON-INFRINGEMENT, ARE HEREBY EXCLUDED. SUN AND<text:line-break/> * ITS LICENSORS SHALL NOT BE LIABLE FOR ANY DAMAGES SUFFERED BY<text:line-break/> * LICENSEE AS A RESULT OF USING, MODIFYING OR DISTRIBUTING THE<text:line-break/> * SOFTWARE OR ITS DERIVATIVES. IN NO EVENT WILL SUN OR ITS LICENSORS<text:line-break/> * BE LIABLE FOR ANY LOST REVENUE, PROFIT OR DATA, OR FOR DIRECT,<text:line-break/></text:span><text:soft-page-break/><text:span text:style-name="Source_20_Text"> * INDIRECT, SPECIAL, CONSEQUENTIAL, INCIDENTAL OR PUNITIVE DAMAGES,<text:line-break/> * HOWEVER CAUSED AND REGARDLESS OF THE THEORY OF LIABILITY, ARISING<text:line-break/> * OUT OF THE USE OF OR INABILITY TO USE SOFTWARE, EVEN IF SUN HAS BEEN<text:line-break/> * ADVISED OF THE POSSIBILITY OF SUCH DAMAGES.<text:line-break/> * <text:line-break/> * This software is not designed or intended for use in on-line control<text:line-break/> * of aircraft, air traffic, aircraft navigation or aircraft<text:line-break/> * communications; or in the design, construction, operation or<text:line-break/> * maintenance of any nuclear facility. Licensee represents and<text:line-break/> * warrants that it will not use or redistribute the Software for such<text:line-break/> * purposes.<text:line-break/> */<text:line-break/>import java.io.*;<text:line-break/>import java.util.*;<text:line-break/>import gnu.io.*;<text:line-break/><text:line-break/>import java.io.PrintStream;<text:line-break/>import java.io.OutputStream;<text:line-break/>import java.io.InputStream;<text:line-break/><text:line-break/><text:line-break/><text:line-break/><text:line-break/><text:line-break/>/**<text:line-break/> * Class declaration<text:line-break/> *<text:line-break/> *<text:line-break/> * @author<text:line-break/> * @version 1.10, 08/04/00<text:line-break/> */<text:line-break/>public class SimpleWrite {<text:line-break/>    static Enumeration         portList;<text:line-break/>    static CommPortIdentifier portId;<text:line-break/>    static String         messageString = "\r\nG01 X1 Y0 Z0\r\n";<text:line-break/>    static SerialPort         serialPort;<text:line-break/>    static OutputStream       outputStream;<text:line-break/>    static boolean         outputBufferEmptyFlag = false;<text:line-break/>    <text:line-break/>    <text:line-break/>    private InputStream serialInStream = null;<text:line-break/>    private PrintStream serialOutStream = null;<text:line-break/>    private SerialPort port;<text:line-break/>    private long lineNumber = 0;<text:line-break/>    private int head, tail;<text:line-break/></text:span><text:soft-page-break/><text:span text:style-name="Source_20_Text">    private static final int buflen = 10; // No too long, or pause doesn't work well<text:line-break/>    private String[] ringBuffer;<text:line-break/>    private long[] ringLines;<text:line-break/>        <text:line-break/>        <text:line-break/>    /**<text:line-break/>     * Method declaration<text:line-break/>     *<text:line-break/>     *<text:line-break/>     * @param args<text:line-break/>     *<text:line-break/>     * @see<text:line-break/>     */<text:line-break/>    public static void main(String[] args) {<text:line-break/>   boolean portFound = false;<text:line-break/>   String  defaultPort = "COM12";<text:line-break/><text:line-break/>   if (args.length &gt; 0) {<text:line-break/>       defaultPort = args[0];<text:line-break/>   } <text:line-break/><text:line-break/>   portList = CommPortIdentifier.getPortIdentifiers();<text:line-break/><text:line-break/>   while (portList.hasMoreElements()) {<text:line-break/>       portId = (CommPortIdentifier) portList.nextElement();<text:line-break/>       System.out.println(CommPortIdentifier.PORT_SERIAL);<text:line-break/>       System.out.println(portId.getPortType());<text:line-break/>       System.out.println(portId.getName());<text:line-break/>       if (portId.getPortType() == CommPortIdentifier.PORT_SERIAL) {<text:line-break/><text:line-break/>      if (portId.getName().equals(defaultPort)) {<text:line-break/>          System.out.println("Found port " + defaultPort);<text:line-break/><text:line-break/>          portFound = true;<text:line-break/><text:line-break/>          try {<text:line-break/>         serialPort = <text:line-break/>             (SerialPort) portId.open("SimpleWrite", 2000);<text:line-break/>          } catch (PortInUseException e) {<text:line-break/>         System.out.println("Port in use.");<text:line-break/><text:line-break/>         continue;<text:line-break/>          } <text:line-break/><text:line-break/>          try {<text:line-break/>         outputStream = serialPort.getOutputStream();<text:line-break/>          } catch (IOException e) {}<text:line-break/><text:line-break/>          try {<text:line-break/>         serialPort.setSerialPortParams(9600, <text:line-break/>                         SerialPort.DATABITS_8, <text:line-break/></text:span><text:soft-page-break/><text:span text:style-name="Source_20_Text">                         SerialPort.STOPBITS_1, <text:line-break/>                         SerialPort.PARITY_NONE);<text:line-break/>          } catch (UnsupportedCommOperationException e) {}<text:line-break/>   <text:line-break/><text:line-break/>          try {<text:line-break/>             serialPort.notifyOnOutputEmpty(true);<text:line-break/>          } catch (Exception e) {<text:line-break/>         System.out.println("Error setting event notification");<text:line-break/>         System.out.println(e.toString());<text:line-break/>         System.exit(-1);<text:line-break/>          }<text:line-break/>          <text:line-break/>          <text:line-break/>          System.out.println(<text:line-break/>             "Writing \""+messageString+"\" to "<text:line-break/>         +serialPort.getName());<text:line-break/><text:line-break/>          try {<text:line-break/>         outputStream.write(messageString.getBytes());<text:line-break/>          } catch (IOException e) {}<text:line-break/><text:line-break/>          try {<text:line-break/>             Thread.sleep(2000);  // Be sure data is xferred before closing<text:line-break/>          } catch (Exception e) {}<text:line-break/>          serialPort.close();<text:line-break/>          System.exit(1);<text:line-break/>      } <text:line-break/>       } <text:line-break/>   } <text:line-break/><text:line-break/>   if (!portFound) {<text:line-break/>       System.out.println("port " + defaultPort + " not found.");<text:line-break/>   } <text:line-break/>    } <text:line-break/>    <text:line-break/>    private void openSerialConnection(String portName)<text:line-break/>   {<text:line-break/>      <text:line-break/>      int baudRate = 19200;<text:line-break/><text:line-break/>      portName = portName.trim();<text:line-break/>      <text:line-break/>      //open our port.<text:line-break/>      //Debug.d("GCode opening port " + portName);<text:line-break/>      //Main.setRepRapPresent(false);<text:line-break/>      try <text:line-break/>      {<text:line-break/>         CommPortIdentifier commId = CommPortIdentifier.getPortIdentifier(portName);<text:line-break/></text:span><text:soft-page-break/><text:span text:style-name="Source_20_Text">         port = (SerialPort)commId.open(portName, 30000);<text:line-break/>      } catch (NoSuchPortException e) {<text:line-break/>         //Debug.d("Can't open port: " + portName + " - no RepRap attached.");<text:line-break/>         return;<text:line-break/>      }<text:line-break/>      catch (PortInUseException e){<text:line-break/>         //Debug.e("Port '" + portName + "' is already in use.");<text:line-break/>         return;         <text:line-break/>      }<text:line-break/>      <text:line-break/>      // Workround for javax.comm bug.<text:line-break/>      // See http://forum.java.sun.com/thread.jspa?threadID=673793<text:line-break/>      // FIXME: jvandewiel: is this workaround also needed when using the RXTX library?<text:line-break/>      try {<text:line-break/>         port.setSerialPortParams(baudRate,<text:line-break/>               SerialPort.DATABITS_8,<text:line-break/>               SerialPort.STOPBITS_1,<text:line-break/>               SerialPort.PARITY_NONE);<text:line-break/>      }<text:line-break/>      catch (UnsupportedCommOperationException e) {<text:line-break/>         //Debug.d("An unsupported comms operation was encountered.\n" + e.toString());<text:line-break/>         return;      <text:line-break/>      }<text:line-break/>      <text:line-break/>      // Wait for baud rate change to take effect<text:line-break/>      try {Thread.sleep(1000);} catch (Exception e) {}<text:line-break/><text:line-break/>      <text:line-break/>      try {<text:line-break/>         port.setFlowControlMode(SerialPort.FLOWCONTROL_NONE);<text:line-break/>      } catch (Exception e) {<text:line-break/>         // Um, Linux USB ports don't do this. What can I do about it?<text:line-break/>      }<text:line-break/>      <text:line-break/>      try {<text:line-break/>         port.enableReceiveTimeout(1);<text:line-break/>      } catch (UnsupportedCommOperationException e) {<text:line-break/>         //Debug.d("Read timeouts unsupported on this platform");<text:line-break/>      }<text:line-break/><text:line-break/>      //create our steams<text:line-break/>      try {<text:line-break/>         OutputStream writeStream = port.getOutputStream();<text:line-break/>         serialInStream = port.getInputStream();<text:line-break/>         serialOutStream = new PrintStream(writeStream);<text:line-break/>      } catch (IOException e) {<text:line-break/></text:span><text:soft-page-break/><text:span text:style-name="Source_20_Text">         //Debug.e("GCodeWriter: Error opening serial port stream.");<text:line-break/>         serialInStream = null;<text:line-break/>         serialOutStream = null;<text:line-break/>         return;      <text:line-break/>      }<text:line-break/><text:line-break/>      //arduino bootloader skip.<text:line-break/>      //Debug.d("Attempting to initialize Arduino/Sanguino");<text:line-break/>        try {Thread.sleep(1000);} catch (Exception e) {}<text:line-break/>        //for(int i = 0; i &lt; 10; i++)<text:line-break/>        //        serialOutStream.write('0');<text:line-break/>        try {Thread.sleep(1000);} catch (Exception e) {}<text:line-break/>        //serialOutStream.write('\n');<text:line-break/>        return;<text:line-break/>   }<text:line-break/>    <text:line-break/>    <text:line-break/>    <text:line-break/>       private void ringAdd(long ln, String cmd)<text:line-break/>   {<text:line-break/>      head++;<text:line-break/>      if(head &gt;= ringBuffer.length)<text:line-break/>         head = 0;<text:line-break/>      ringBuffer[head] = cmd;<text:line-break/>      ringLines[head] = ln;<text:line-break/>   }<text:line-break/>    <text:line-break/>        <text:line-break/>        <text:line-break/>        private String checkSum(String cmd)<text:line-break/>   {<text:line-break/>      int cs = 0;<text:line-break/>      for(int i = 0; i &lt; cmd.length(); i++)<text:line-break/>         cs = cs ^ cmd.charAt(i);<text:line-break/>      cs &amp;= 0xff;<text:line-break/>      return "*" + cs;<text:line-break/>   }<text:line-break/>        <text:line-break/>        <text:line-break/>        <text:line-break/>    private boolean sendLine(String cmd)<text:line-break/>   {<text:line-break/>      int com = cmd.indexOf(';');<text:line-break/>      if(com &gt; 0)<text:line-break/>         cmd = cmd.substring(0, com);<text:line-break/>      if(com != 0)<text:line-break/>      {<text:line-break/>         cmd = cmd.trim();<text:line-break/>         if(cmd.length() &gt; 0)<text:line-break/>         {<text:line-break/>            ringAdd(lineNumber, cmd);<text:line-break/>            cmd = "N" + lineNumber + " " + cmd + " ";<text:line-break/></text:span><text:soft-page-break/><text:span text:style-name="Source_20_Text">            cmd += checkSum(cmd);<text:line-break/>            serialOutStream.print(cmd + "\n");            <text:line-break/>            serialOutStream.flush();<text:line-break/>            //Debug.c("G-code: " + cmd + " dequeued and sent");<text:line-break/>            return true;<text:line-break/>         }<text:line-break/>         return false;<text:line-break/>      }<text:line-break/>   <text:line-break/>      //Debug.c("G-code: " + cmd + " not sent");<text:line-break/>      if(cmd.startsWith(";#!LAYER:"))<text:line-break/>      {<text:line-break/>         int l = Integer.parseInt(cmd.substring(cmd.indexOf(" ") + 1, cmd.indexOf("/")));<text:line-break/>         int o = Integer.parseInt(cmd.substring(cmd.indexOf("/") + 1));<text:line-break/>         //setFractionDone(-1, l, o+1);<text:line-break/>      }<text:line-break/>      return false;<text:line-break/>   }<text:line-break/><text:line-break/>}</text:span></text:p>
          <text:p text:style-name="Horizontal_20_Line"/>
          <text:h text:style-name="Heading_20_3" text:outline-level="3">Re: RTXT</text:h>
          <text:p text:style-name="P2">Posted: <text:span text:style-name="Strong_20_Emphasis">06 Mar 2012, 20:48</text:span></text:p>
          <text:p text:style-name="P2">by <text:span text:style-name="Strong_20_Emphasis">geoffrey</text:span></text:p>
          <text:p text:style-name="P2">FTDI introduction<text:line-break/><text:a xlink:type="simple" xlink:href="http://hackaday.com/2009/09/22/introduction-to-ftdi-bitbang-mode/">http://hackaday.com/2009/09/22/introduc ... bang-mode/</text:a></text:p>
          <text:p text:style-name="Horizontal_20_Line"/>
          <text:h text:style-name="Heading_20_3" text:outline-level="3">Re: RTXT</text:h>
          <text:p text:style-name="P2">Posted: <text:span text:style-name="Strong_20_Emphasis">07 Mar 2012, 20:12</text:span></text:p>
          <text:p text:style-name="P2">by <text:span text:style-name="Strong_20_Emphasis">geoffrey</text:span></text:p>
          <text:p text:style-name="Text_20_body">Teacup firmware for Sanguino:</text:p>
          <text:p text:style-name="Quotations">File descriptions<text:line-break/>Teacup File descriptions File Ôåô Description Ôåô<text:line-break/>analog.[ch] This is the analog subsystem. Only used if you have a Thermistor or AD595.<text:line-break/>arduino.h Pin mappings and helper functions for various arduinos ('168/'328-based, '644-based, '1280-based.<text:line-break/>clock.[ch] A system clock for periodic tasks. Supports a long-running clock, but this is disabled by default as nothing uses it (yet!).<text:line-break/>copier.[ch] A totally untested and currently unused chunk of code for copying firmware to another identical chip.<text:line-break/>dda.[ch] A rather complex block of math that figures out when to step each axis according to speed and acceleration profiles and received moves.<text:line-break/>dda_queue.[ch] The queue of moves received from the host.<text:line-break/>debug.[ch] Debugging aids.<text:line-break/><text:soft-page-break/>Teacup.pde Allows firmware to be built in Arduino IDE<text:line-break/>func.sh Lots of host-side shell scripts for talking to firmware.<text:line-break/>gcode.[ch] Gcode interpreter. Scaling of factors to internally used integer or fixed point happens here too.<text:line-break/>heater.[ch] Heater management, including PID and PWM algorithms, and some configuration parameters.<text:line-break/>machine.h Configuration variables to match firmware to your hardware.<text:line-break/>Makefile instructions for make on how to build firmware. has a list of modules to build which may need to be updated every so often.<text:line-break/>mendel.c Firmware startup and main loop code.<text:line-break/>pinout.h This file associates various functions with particular pins on your avr.<text:line-break/>README This file.<text:line-break/>sender.sh A simple talker. Needs "waitfor"<text:line-break/>serial.[ch] Serial management and buffers.<text:line-break/>sermsg.[ch] Functions for sending messages and values to host.<text:line-break/>sersendf.[ch] A small, crude printf implementation.<text:line-break/>temp.[ch] Temperature sensor management, includes some configuration parameters.<text:line-break/>timer.[ch] Timer management, used primarily by dda.c for timing steps.<text:line-break/>watchdog.[ch] Watchdog management. Resets chip if firmware locks up or does something strange.</text:p>
          <text:p text:style-name="P2"><text:line-break/><text:line-break/><text:line-break/><text:line-break/>Dwz dat de G-Code omzetter in de firmware zit, maw je stuurt G-Code naar de uC en klaar. Er zou zelfs een databuffer zijn voor smoother werken.<text:line-break/>source: <text:a xlink:type="simple" xlink:href="http://reprap.org/wiki/Teacup_Firmware">http://reprap.org/wiki/Teacup_Firmware</text:a></text:p>
          <text:p text:style-name="Horizontal_20_Line"/>
          <text:h text:style-name="Heading_20_3" text:outline-level="3">Re: RTXT</text:h>
          <text:p text:style-name="P2">Posted: <text:span text:style-name="Strong_20_Emphasis">07 Mar 2012, 20:31</text:span></text:p>
          <text:p text:style-name="Text_20_body">by <text:span text:style-name="Strong_20_Emphasis">geoffrey</text:span></text:p>
          <text:p text:style-name="Quotations">To send g-code files to the firmware, you need to either:<text:line-break/><text:line-break/>Stick the g-code file on an SD card if the Reprap electronics have an SD card reader or<text:line-break/>Drip-feed the gl-codes one at a time over the USB port using either: <text:line-break/><text:line-break/>ReplicatorG or<text:line-break/>RepSnapper or<text:line-break/>RepRap Host Software or<text:line-break/>send.py or<text:line-break/>reprap-utils or<text:line-break/>Printrun </text:p>
          <text:p text:style-name="P2"><text:line-break/><text:line-break/><text:span text:style-name="T1">Reprap-utils</text:span>: <text:a xlink:type="simple" xlink:href="http://ralith.github.com/reprap-utils/">http://ralith.github.com/reprap-utils/</text:a><text:line-break/>Linux Command line interface<text:line-break/><text:line-break/><text:span text:style-name="T1">Printrun</text:span> <text:a xlink:type="simple" xlink:href="http://www.reprap.org/wiki/Printrun">http://www.reprap.org/wiki/Printrun</text:a><text:line-break/><text:soft-page-break/>Python tool, with GUI<text:line-break/><text:line-break/><text:span text:style-name="T1">ReplicatorG</text:span> <text:a xlink:type="simple" xlink:href="http://replicat.org/">http://replicat.org/</text:a><text:line-break/>Java tool for building and sending G-code<text:line-break/><text:line-break/><text:span text:style-name="T1">RepSnapper</text:span> <text:a xlink:type="simple" xlink:href="http://www.reprap.org/wiki/RepSnapper">http://www.reprap.org/wiki/RepSnapper</text:a><text:line-break/>C++ alternative for ReplicatorG, containts bugs<text:line-break/><text:line-break/><text:span text:style-name="T1">RepRap Host Software</text:span> <text:a xlink:type="simple" xlink:href="http://www.reprap.org/wiki/Mendel_User_Manual:_Host_Software">http://www.reprap.org/wiki/Mendel_User_ ... t_Software</text:a><text:line-break/>Host software, can generate g-code and print<text:line-break/><text:line-break/><text:span text:style-name="T1">send.py</text:span> <text:a xlink:type="simple" xlink:href="http://www.reprap.org/wiki/ArduinoSend">http://www.reprap.org/wiki/ArduinoSend</text:a><text:line-break/>CLI python tool for sending G-code to RepRap</text:p>
          <text:p text:style-name="Horizontal_20_Line"/>
          <text:h text:style-name="Heading_20_3" text:outline-level="3">Re: RTXT</text:h>
          <text:p text:style-name="P2">Posted: <text:span text:style-name="Strong_20_Emphasis">07 Mar 2012, 20:45</text:span></text:p>
          <text:p text:style-name="P2">by <text:span text:style-name="Strong_20_Emphasis">geoffrey</text:span></text:p>
          <text:p text:style-name="Text_20_body">send.py = RepRapArduinoSerialSender.py, a CLI tool for sending g-code<text:line-break/>Source files: <text:a xlink:type="simple" xlink:href="https://github.com/nrpatel/FaceCube/blob/master/RepRapArduinoSerialSender.py">https://github.com/nrpatel/FaceCube/blo ... lSender.py</text:a></text:p>
          <text:p text:style-name="P3"><text:span text:style-name="Source_20_Text">#!/usr/bin/env python<text:line-break/># encoding: utf-8<text:line-break/>"""<text:line-break/>Extrude requires pySerial installed for this module to work. If you are using Fedora it is available on yum<text:line-break/>(run "sudo yum install pyserial"). To actually control the reprap requires write access to the serial device,<text:line-break/>running as root is one way to get that access.<text:line-break/><text:line-break/>Created by Brendan Erwin on 2008-05-21.<text:line-break/>Copyright (c) 2008 Brendan Erwin. All rights reserved.<text:line-break/><text:line-break/>This program is free software; you can redistribute it and/or<text:line-break/>modify it under the terms of the GNU General Public License<text:line-break/>as published by the Free Software Foundation; either version 2<text:line-break/>of the License, or (at your option) any later version.<text:line-break/><text:line-break/>This program is distributed in the hope that it will be useful,<text:line-break/>but WITHOUT ANY WARRANTY; without even the implied warranty of<text:line-break/>MERCHANTABILITY or FITNESS FOR A PARTICULAR PURPOSE. See the<text:line-break/>GNU General Public License for more details.<text:line-break/><text:line-break/>You should have received a copy of the GNU General Public License<text:line-break/>along with this program; if not, write to the Free Software<text:line-break/>Foundation, Inc., 51 Franklin Street, Fifth Floor, Boston, MA 02110-1301, USA.<text:line-break/><text:line-break/>"""<text:line-break/><text:line-break/></text:span><text:soft-page-break/><text:span text:style-name="Source_20_Text">try:<text:line-break/>import serial # Import the pySerial modules.<text:line-break/>except:<text:line-break/>print('You do not have pySerial installed, which is needed to control the serial port.')<text:line-break/>print('Information on pySerial is at:\nhttp://pyserial.wiki.sourceforge.net/pySerial')<text:line-break/><text:line-break/>import os<text:line-break/>import sys<text:line-break/>import time<text:line-break/><text:line-break/><text:line-break/>class RepRapArduinoSerialSender:<text:line-break/>"""<text:line-break/>A utility class for communication with the Arduino from python.<text:line-break/>Intended for g-code only. Raises ValueException if the arduino<text:line-break/>returns an unexpected response. Usually caused by sending invalid<text:line-break/>g-code.<text:line-break/>"""<text:line-break/><text:line-break/>_verbose = False<text:line-break/>block = "empty"<text:line-break/><text:line-break/>def __init__(self, port, baud, verbose=False):<text:line-break/>"""<text:line-break/>Opens the serial port and prepares for writing.<text:line-break/>port MUST be set, and values are operating system dependant.<text:line-break/>"""<text:line-break/>self._verbose = verbose<text:line-break/><text:line-break/>if self._verbose:<text:line-break/>print &gt;&gt; sys.stdout, "Opening serial port: " + port<text:line-break/><text:line-break/>#Timeout value 10" max travel, 1RPM, 20 threads/in = 200 seconds<text:line-break/>self.ser = serial.Serial(port, baud, timeout=200)<text:line-break/><text:line-break/>if self._verbose:<text:line-break/>print &gt;&gt; sys.stdout, "Serial Open?: " + str(self.ser.isOpen())<text:line-break/>print &gt;&gt; sys.stdout, "Baud Rate: " + str(self.ser.baudrate)<text:line-break/><text:line-break/>def reset(self):<text:line-break/>"""<text:line-break/>Resets the arduino by droping DTR for 1 second<text:line-break/>This will then wait for a response ("ready") and return.<text:line-break/>"""<text:line-break/>#Reboot the arduino, and wait for it's response<text:line-break/>if self._verbose:<text:line-break/>print "Resetting arduino..."<text:line-break/><text:line-break/></text:span><text:soft-page-break/><text:span text:style-name="Source_20_Text">self.ser.setDTR(0)<text:line-break/># There is presumably some latency required.<text:line-break/>time.sleep(1)<text:line-break/>self.ser.setDTR(1)<text:line-break/>time.sleep(3)<text:line-break/>self.read("Start")<text:line-break/><text:line-break/>def write(self, block):<text:line-break/>"""<text:line-break/>Writes one block of g-code out to arduino and waits for an "ok".<text:line-break/>This version will wait for an "ok" before returning and prints any intermediate output received.<text:line-break/>No error will be raised if non-ok response is received. Loop in read() is infinite if "ok"<text:line-break/>does not come back!<text:line-break/>This routine also removes all whitespace before sending it to the arduino,<text:line-break/>which is handy for gcode, but will screw up if you try to do binary communications.<text:line-break/>"""<text:line-break/>if self._verbose:<text:line-break/>print "&gt; " + block<text:line-break/><text:line-break/># The arduino GCode interperter firmware doesn't like whitespace<text:line-break/># and if there's anything other than space and tab, we have other problems.<text:line-break/>block=block.strip()<text:line-break/>block=block.replace(' ','')<text:line-break/>block=block.replace("\t",'')<text:line-break/>#Skip blank blocks.<text:line-break/>if len(block) == 0:<text:line-break/>return<text:line-break/><text:line-break/>self.ser.write(block + "\n")<text:line-break/>self.read("OK")<text:line-break/><text:line-break/>def read(self, expect=None):<text:line-break/>"""<text:line-break/>This routine should never be called directly. It's used by write() and reset()<text:line-break/>to read a one-line response from the Arduino.<text:line-break/>This version will wait for an "ok" before returning and prints any intermediate output received.<text:line-break/>No error will be raised if non-ok response is received. Loop is infinite if "ok"<text:line-break/>does not come back!<text:line-break/>"""<text:line-break/>#The g-code firmware returns exactly ONE line per block of gcode sent.<text:line-break/>#Unless it is M104, M105 or other code that returns info!!<text:line-break/>#It WILL return "ok" once the command has finished sending and </text:span><text:soft-page-break/><text:span text:style-name="Source_20_Text">completed.<text:line-break/>while True:<text:line-break/>response = self.ser.readline().strip()<text:line-break/>if expect is None:<text:line-break/>return<text:line-break/><text:line-break/>if expect.lower() in response.lower():<text:line-break/>if self._verbose:<text:line-break/>print "&lt; " + response<text:line-break/>return<text:line-break/>else:<text:line-break/>#Just print the response since it is useful data or an error message<text:line-break/>print "&lt; " + response<text:line-break/><text:line-break/><text:line-break/>def close():<text:line-break/>"""<text:line-break/>Closes the serial port, terminating communications with the arduino.<text:line-break/>"""<text:line-break/>if self._verbose:<text:line-break/>print &gt;&gt; sys.stdout, "Closing serial port."<text:line-break/>self.ser.close()<text:line-break/><text:line-break/>if self._verbose:<text:line-break/>print &gt;&gt; sys.stdout, "Serial Open?: " + str(self.ser.isOpen())</text:span></text:p>
          <text:p text:style-name="Horizontal_20_Line"/>
          <text:h text:style-name="Heading_20_3" text:outline-level="3">Re: RTXT</text:h>
          <text:p text:style-name="P2">Posted: <text:span text:style-name="Strong_20_Emphasis">09 Mar 2012, 14:36</text:span></text:p>
          <text:p text:style-name="P2">by <text:span text:style-name="Strong_20_Emphasis">d3mpzeh</text:span></text:p>
          <text:p text:style-name="P2"><text:a xlink:type="simple" xlink:href="http://forums.reprap.org/read.php?156,61227,61227">http://forums.reprap.org/read.php?156,61227,61227</text:a></text:p>
          <text:p text:style-name="Horizontal_20_Line"/>
          <text:h text:style-name="Heading_20_3" text:outline-level="3">Re: RTXT</text:h>
          <text:p text:style-name="P2">Posted: <text:span text:style-name="Strong_20_Emphasis">09 Mar 2012, 15:43</text:span></text:p>
          <text:p text:style-name="Text_20_body">by <text:span text:style-name="Strong_20_Emphasis">Lonefish</text:span></text:p>
          <text:p text:style-name="P3"><text:span text:style-name="Source_20_Text">/*<text:line-break/> * To change this template, choose Tools | Templates<text:line-break/> * and open the template in the editor.<text:line-break/> */<text:line-break/>package serial;<text:line-break/><text:line-break/>import java.io.*;<text:line-break/>import java.util.Enumeration;<text:line-break/>import gnu.io.*; <text:line-break/><text:line-break/>/**<text:line-break/></text:span><text:soft-page-break/><text:span text:style-name="Source_20_Text"> *<text:line-break/> * @author Lonefish<text:line-break/> */<text:line-break/>public class SerialPort {<text:line-break/><text:line-break/>    public static void main(String[] args) {<text:line-break/>   SerialPort s = new SerialPort();<text:line-break/>   s.start();<text:line-break/>    }<text:line-break/><text:line-break/>    public void start() {<text:line-break/>   //<text:line-break/>// Get an enumeration of all ports known to JavaComm<text:line-break/>//<text:line-break/>   System.out.println("test");<text:line-break/>   Enumeration portIdentifiers = CommPortIdentifier.getPortIdentifiers();<text:line-break/>//<text:line-break/>// Check each port identifier if <text:line-break/>//   (a) it indicates a serial (not a parallel) port, and<text:line-break/>//   (b) matches the desired name.<text:line-break/>//<text:line-break/>   System.out.println(portIdentifiers.hasMoreElements());<text:line-break/>   while (portIdentifiers.hasMoreElements()) {<text:line-break/>       CommPortIdentifier pid = (CommPortIdentifier) portIdentifiers.nextElement();<text:line-break/>       System.out.println(pid.getName());<text:line-break/>       System.out.println("test");<text:line-break/>   }<text:line-break/><text:line-break/><text:line-break/>    }<text:line-break/>}</text:span></text:p>
          <text:p text:style-name="Horizontal_20_Line"/>
          <text:h text:style-name="Heading_20_3" text:outline-level="3">Re: RTXT</text:h>
          <text:p text:style-name="P2">Posted: <text:span text:style-name="Strong_20_Emphasis">09 Mar 2012, 16:23</text:span></text:p>
          <text:p text:style-name="P2">by <text:span text:style-name="Strong_20_Emphasis">geoffrey</text:span></text:p>
          <text:p text:style-name="P2">How to open serial port using rtxt<text:line-break/><text:line-break/><text:a xlink:type="simple" xlink:href="http://embeddedfreak.wordpress.com/2008/08/08/how-to-open-serial-port-using-rxtx/">http://embeddedfreak.wordpress.com/2008 ... sing-rxtx/</text:a></text:p>
          <text:p text:style-name="Horizontal_20_Line"/>
          <text:h text:style-name="Heading_20_3" text:outline-level="3">Re: RTXT</text:h>
          <text:p text:style-name="P2">Posted: <text:span text:style-name="Strong_20_Emphasis">09 Mar 2012, 19:04</text:span></text:p>
          <text:p text:style-name="P2">by <text:span text:style-name="Strong_20_Emphasis">geoffrey</text:span></text:p>
          <text:p text:style-name="P2">Serial Comms tutorial for Java<text:line-break/><text:line-break/><text:a xlink:type="simple" xlink:href="http://henrypoon.wordpress.com/2011/01/01/serial-communication-in-java-with-example-program/">http://henrypoon.wordpress.com/2011/01/ ... e-program/</text:a></text:p>
          <text:p text:style-name="Horizontal_20_Line"/>
          <text:h text:style-name="Heading_20_3" text:outline-level="3"><text:soft-page-break/>Re: RTXT</text:h>
          <text:p text:style-name="P2">Posted: <text:span text:style-name="Strong_20_Emphasis">12 Mar 2012, 01:45</text:span></text:p>
          <text:p text:style-name="P2">by <text:span text:style-name="Strong_20_Emphasis">geoffrey</text:span></text:p>
          <text:p text:style-name="P2">RTXT for UNIX<text:line-break/><text:a xlink:type="simple" xlink:href="http://jlog.org/java_lin.htm">http://jlog.org/java_lin.htm</text:a><text:line-break/><text:line-break/>used by Arduino IDE</text:p>
          <text:p text:style-name="Horizontal_20_Line"/>
        </text:section>
        <text:section text:style-name="Sect1" text:name="page-footer">
          <text:p text:style-name="Standard">All times are UTC [ DST ]<text:line-break/>Page <text:span text:style-name="Strong_20_Emphasis">1</text:span> of <text:span text:style-name="Strong_20_Emphasis">2</text:span></text:p>
          <text:p text:style-name="Standard">Powered by phpBB® Forum Software © phpBB Group<text:line-break/>http://www.phpbb.com/</text:p>
        </text:section>
      </text:section>
      <text:p text:style-name="Standard"/>
      <text:p text:style-name="Standard"/>
      <text:p text:style-name="Standard"/>
      <text:p text:style-name="Standard"><text:bookmark text:name="wrap"/><text:bookmark text:name="top2"/><text:bookmark text:name="top1"/></text:p>
      <text:section text:style-name="Sect1" text:name="Sectie1">
        <text:section text:style-name="Sect1" text:name="Sectie2">
          <text:h text:style-name="Heading_20_1" text:outline-level="1"><text:bookmark text:name="page-header"/>Timelab miniCNC</text:h>
          <text:p text:style-name="Text_20_body">development board<text:line-break/><text:a xlink:type="simple" xlink:href="http://localhost/minicnc/">http://localhost/minicnc/</text:a></text:p>
          <text:h text:style-name="Heading_20_2" text:outline-level="2">RTXT</text:h>
          <text:p text:style-name="Text_20_body"><text:a xlink:type="simple" xlink:href="http://localhost/minicnc/viewtopic.php?f=101&amp;t=51">http://localhost/minicnc/viewtopic.php?f=101&amp;t=51</text:a></text:p>
        </text:section>
        <text:section text:style-name="Sect1" text:name="Sectie3">
          <text:p text:style-name="P1"><text:bookmark text:name="page-body"/>Page <text:span text:style-name="Strong_20_Emphasis">2</text:span> of <text:span text:style-name="Strong_20_Emphasis">2</text:span></text:p>
          <text:h text:style-name="Heading_20_3" text:outline-level="3">Re: RTXT</text:h>
          <text:p text:style-name="P2">Posted: <text:span text:style-name="Strong_20_Emphasis">16 Mar 2012, 13:51</text:span></text:p>
          <text:p text:style-name="P2">by <text:span text:style-name="Strong_20_Emphasis">Lonefish</text:span></text:p>
          <text:p text:style-name="P2">N01G90 *6<text:line-break/>N02G92X0Y0Z0 *108<text:line-break/>N03G21 *14<text:line-break/>N04G00Z1.0000 *79<text:line-break/>N05G00X10Y10Z0 *96<text:line-break/>N06G01X20Y20Z0<text:line-break/>*101</text:p>
          <text:p text:style-name="Horizontal_20_Line"/>
          <text:h text:style-name="Heading_20_3" text:outline-level="3">Re: RTXT</text:h>
          <text:p text:style-name="P2">Posted: <text:span text:style-name="Strong_20_Emphasis">03 May 2012, 13:29</text:span></text:p>
          <text:p text:style-name="P2">by <text:span text:style-name="Strong_20_Emphasis">geoffrey</text:span></text:p>
          <text:p text:style-name="P2">Deploying Java With RXTX:<text:line-break/><text:a xlink:type="simple" xlink:href="http://rxtx.qbang.org/wiki/index.php/Deploying_JAVA_with_RXTX">http://rxtx.qbang.org/wiki/index.php/De ... _with_RXTX</text:a><text:line-break/><text:line-break/>Hello World for RXTX + Linux Ubuntu<text:line-break/><text:a xlink:type="simple" xlink:href="http://rxtx.qbang.org/wiki/index.php/Writing_%22Hello_World%22_to_a_USB_to_serial_converter">http://rxtx.qbang.org/wiki/index.php/Wr ... _converter</text:a></text:p>
          <text:p text:style-name="Horizontal_20_Line"/>
        </text:section>
        <text:section text:style-name="Sect1" text:name="Sectie4">
          <text:p text:style-name="Standard"><text:bookmark text:name="page-footer"/><text:soft-page-break/>All times are UTC [ DST ]<text:line-break/>Page <text:span text:style-name="Strong_20_Emphasis">2</text:span> of <text:span text:style-name="Strong_20_Emphasis">2</text:span></text:p>
          <text:p text:style-name="Standard">Powered by phpBB® Forum Software © phpBB Group<text:line-break/>http://www.phpbb.com/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5:48:57.31</meta:creation-date>
    <meta:generator>LibreOffice/3.4$Win32 LibreOffice_project/340m1$Build-402</meta:generator>
    <meta:document-statistic meta:table-count="0" meta:image-count="0" meta:object-count="0" meta:page-count="15" meta:paragraph-count="67" meta:word-count="2354" meta:character-count="18692" meta:non-whitespace-character-count="14545"/>
    <dc:date>2012-05-22T15:57:33.29</dc:date>
    <meta:editing-duration>PT8M40S</meta:editing-duration>
    <meta:editing-cycles>1</meta:editing-cycles>
  </office:meta>
</office:document-meta>
</file>